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5cm" fo:min-width="0.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pr1" style:family="presentation" style:parent-style-name="Standard-title">
      <style:graphic-properties draw:auto-grow-height="true" fo:min-height="10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font-size="16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0cm" svg:x="1.4cm" svg:y="5.2cm" presentation:class="title" presentation:user-transformed="true">
          <draw:text-box>
            <text:p>Programming <text:span text:style-name="T1">errors</text:span> to avoi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Playing with HashMap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Some</text:span> eclipse tests</text:p>
                <text:list>
                  <text:list-item>
                    <text:p>See lesson1 in codeSamples</text:p>
                    <text:list>
                      <text:list-item>
                        <text:p>Demo1 to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equals and hashCode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Always redefined together</text:span></text:p>
              </text:list-item>
              <text:list-item>
                <text:p><text:span text:style-name="T1">Mostly redefined for data object</text:span></text:p>
              </text:list-item>
              <text:list-item>
                <text:p>Eclipse settings :</text:p>
                <text:list>
                  <text:list-item>
                    <text:p>Preferences - java - compiler - errors/warnings</text:p>
                    <text:list>
                      <text:list-item>
                        <text:p>Potential programming problems – Class overrides ‘equals()’ but not ‘hashCode’ =&gt;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Fields <text:span text:style-name="T1">used</text:span><text:span text:style-name="T2"> </text:span><text:span text:style-name="T1">to</text:span><text:span text:style-name="T2"> compute</text:span><text:span text:style-name="T2"><text:line-break/></text:span><text:span text:style-name="T2">equals and hashCode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Are used in both methods</text:span></text:p>
              </text:list-item>
              <text:list-item>
                <text:p><text:span text:style-name="T1">Generally those who defined object state</text:span></text:p>
                <text:list>
                  <text:list-item>
                    <text:p><text:span text:style-name="T1">Fields that do not define state</text:span></text:p>
                    <text:list>
                      <text:list-item>
                        <text:p><text:span text:style-name="T1">Cache, temp working variables, coworkers (eventually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hould be immutable (with final reference)</text:span></text:p>
                <text:list>
                  <text:list-item>
                    <text:p>Eclipse <text:span text:style-name="T1">preferences - save actions - code style - <text:s/>use ‘final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Lessons to learn</text:span></text:p>
          </draw:text-box>
        </draw:frame>
        <draw:frame presentation:style-name="pr4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<text:span text:style-name="T1">Difficult to conform to an API</text:span></text:p>
                <text:list>
                  <text:list-item>
                    <text:p><text:span text:style-name="T1">For client and provider (you have to read the doc for correct use)</text:span></text:p>
                  </text:list-item>
                  <text:list-item>
                    <text:p><text:span text:style-name="T1">Even hashCode and equals are misused</text:span></text:p>
                  </text:list-item>
                </text:list>
              </text:list-item>
              <text:list-item>
                <text:p><text:span text:style-name="T1">Hard to foresee impacts of variable changes</text:span></text:p>
              </text:list-item>
              <text:list-item>
                <text:p><text:span text:style-name="T1">Most bugs come from wrong state</text:span></text:p>
                <text:list>
                  <text:list-item>
                    <text:p>Programming instructions do not change unlike data</text:p>
                  </text:list-item>
                  <text:list-item>
                    <text:p><text:span text:style-name="T1">Test from clear state ok but crash in running application</text:span></text:p>
                  </text:list-item>
                </text:list>
              </text:list-item>
              <text:list-item>
                <text:p><text:span text:style-name="T1">Mandatory to take care of object state</text:span></text:p>
              </text:list-item>
              <text:list-item>
                <text:p>Prefer usage of immutable</text:p>
                <text:list>
                  <text:list-item>
                    <text:p><text:span text:style-name="T1">Most simple way to keep state clean</text:span></text:p>
                  </text:list-item>
                  <text:list-item>
                    <text:p><text:span text:style-name="T1">Naturally avoid many programming errors</text:span></text:p>
                  </text:list-item>
                  <text:list-item>
                    <text:p><text:span text:style-name="T1">Force to define state at constru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<text:span text:style-name="T1">Better</text:span> <text:span text:style-name="T1">programming</text:span> techniques</text:p>
          </draw:text-box>
        </draw:frame>
        <draw:frame presentation:style-name="pr4" draw:layer="layout" svg:width="25.199cm" svg:height="15.887cm" svg:x="1.4cm" svg:y="4.913cm" presentation:class="outline" presentation:user-transformed="true">
          <draw:text-box>
            <text:list text:style-name="L2">
              <text:list-item>
                <text:p>Use immutable objects as much as possible</text:p>
                <text:list>
                  <text:list-item>
                    <text:p>Immutable collection in guava</text:p>
                  </text:list-item>
                  <text:list-item>
                    <text:p>At least set the maximum possible fields ‘final’ and even immutable</text:p>
                  </text:list-item>
                  <text:list-item>
                    <text:p><text:span text:style-name="T3"><text:a xlink:href="http://www.javapractices.com/topic/TopicAction.do?Id=29" xlink:type="simple">http://www.javapractices.com/topic/TopicAction.do?Id=29</text:a></text:span></text:p>
                  </text:list-item>
                </text:list>
              </text:list-item>
              <text:list-item>
                <text:p>‘final’ keyword is your friend</text:p>
                <text:list>
                  <text:list-item>
                    <text:p>Mutable setters should be avoid most of the time</text:p>
                  </text:list-item>
                  <text:list-item>
                    <text:p><text:span text:style-name="T4">Object state defined at construction time</text:span><text:span text:style-name="T1"> (see </text:span><text:span text:style-name="T1">Demo5)</text:span></text:p>
                  </text:list-item>
                </text:list>
              </text:list-item>
              <text:list-item>
                <text:p>Every implementation class should derived from an interface</text:p>
              </text:list-item>
              <text:list-item>
                <text:p>Never use ‘new’ operator outside a factory/builder</text:p>
                <text:list>
                  <text:list-item>
                    <text:p>Inject dependencies (coworkers)</text:p>
                  </text:list-item>
                  <text:list-item>
                    <text:p><text:span text:style-name="T4">Create factory or factory methods for every </text:span><text:span text:style-name="T4">implementation</text:span><text:span text:style-name="T1"> (see Demo6 - 7)</text:span></text:p>
                  </text:list-item>
                </text:list>
                <text:p/>
              </text:list-item>
              <text:list-item>
                <text:p><text:span text:style-name="T5">Avoid</text:span><text:span text:style-name="T1"> (see Demo8)</text:span></text:p>
                <text:list>
                  <text:list-item>
                    <text:p>Public static methods</text:p>
                  </text:list-item>
                  <text:list-item>
                    <text:p>Private static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6.8cm" svg:height="4.633cm" svg:x="0.6cm" svg:y="0.274cm" presentation:class="title" presentation:user-transformed="true">
          <draw:text-box>
            <text:p><text:span text:style-name="T1">Limitations with immutable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Performance issues</text:p>
                <text:list>
                  <text:list-item>
                    <text:p>Often change the ‘same’ Type object locally</text:p>
                    <text:list>
                      <text:list-item>
                        <text:p>Create a TypeBuffer (like StringBuffer)</text:p>
                      </text:list-item>
                    </text:list>
                  </text:list-item>
                  <text:list-item>
                    <text:p>Small updates in a complex object (like tree or list)</text:p>
                    <text:list>
                      <text:list-item>
                        <text:p>Collections from vavr library</text:p>
                      </text:list-item>
                    </text:list>
                  </text:list-item>
                  <text:list-item>
                    <text:p>Lot of objects to change often in multiple place</text:p>
                    <text:list>
                      <text:list-item>
                        <text:p>Make them mutable</text:p>
                      </text:list-item>
                    </text:list>
                  </text:list-item>
                </text:list>
              </text:list-item>
              <text:list-item>
                <text:p>But also allow performance improv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Immutable Complex Objects</text:p>
          </draw:text-box>
        </draw:frame>
        <draw:frame presentation:style-name="pr4" draw:layer="layout" svg:width="25.199cm" svg:height="8.4cm" svg:x="1.4cm" svg:y="5.8cm" presentation:class="outline" presentation:user-transformed="true">
          <draw:text-box>
            <text:list text:style-name="L2">
              <text:list-item>
                <text:p>Performance issues</text:p>
                <text:list>
                  <text:list-item>
                    <text:p>List: Changing only one element force to regenerate the whole list</text:p>
                  </text:list-item>
                </text:list>
                <text:p/>
                <text:list>
                  <text:list-item text:start-value="1">
                    <text:p>Tree: The most inner node force to regenerate the whole tree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8cm" svg:height="0.8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7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8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9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10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2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3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4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6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7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8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19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20.2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0.6cm" svg:x="7.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9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7.9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8.9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6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7.09cm" svg:y1="16.256cm" svg:x2="7.83cm" svg:y2="15.16cm">
          <text:p/>
        </draw:line>
        <draw:line draw:style-name="gr7" draw:text-style-name="P2" draw:layer="layout" svg:x1="8.995cm" svg:y1="16.271cm" svg:x2="8.224cm" svg:y2="15.107cm">
          <text:p/>
        </draw:line>
        <draw:line draw:style-name="gr7" draw:text-style-name="P2" draw:layer="layout" svg:x1="8.36cm" svg:y1="18.033cm" svg:x2="9.032cm" svg:y2="16.77cm">
          <text:p/>
        </draw:line>
        <draw:line draw:style-name="gr7" draw:text-style-name="P2" draw:layer="layout" svg:x1="9.962cm" svg:y1="18.01cm" svg:x2="9.38cm" svg:y2="16.733cm">
          <text:p/>
        </draw:line>
        <draw:custom-shape draw:style-name="gr6" draw:text-style-name="P2" draw:layer="layout" svg:width="0.6cm" svg:height="0.6cm" svg:x="17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9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17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18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16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79cm" svg:y1="16.256cm" svg:x2="17.53cm" svg:y2="15.16cm">
          <text:p/>
        </draw:line>
        <draw:line draw:style-name="gr7" draw:text-style-name="P2" draw:layer="layout" svg:x1="18.695cm" svg:y1="16.271cm" svg:x2="17.924cm" svg:y2="15.107cm">
          <text:p/>
        </draw:line>
        <draw:line draw:style-name="gr7" draw:text-style-name="P2" draw:layer="layout" svg:x1="18.06cm" svg:y1="18.033cm" svg:x2="18.732cm" svg:y2="16.77cm">
          <text:p/>
        </draw:line>
        <draw:line draw:style-name="gr7" draw:text-style-name="P2" draw:layer="layout" svg:x1="19.662cm" svg:y1="18.01cm" svg:x2="19.08cm" svg:y2="16.73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ng term objective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Introduce good practices</text:p>
                <text:list>
                  <text:list-item>
                    <text:p>Annoying for now</text:p>
                  </text:list-item>
                  <text:list-item>
                    <text:p>Basis for other improvements</text:p>
                    <text:list>
                      <text:list-item>
                        <text:p>True object oriented programming</text:p>
                      </text:list-item>
                      <text:list-item>
                        <text:p>Introduce to functional programming</text:p>
                      </text:list-item>
                      <text:list-item>
                        <text:p>Truly reliable and fully automated tests</text:p>
                      </text:list-item>
                      <text:list-item>
                        <text:p>State of art in clean architecture desig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Effective Java - Joshua Bloch</text:p>
              </text:list-item>
              <text:list-item>
                <text:p>Out of the Tar Pit - Ben Moseley, Peter Ma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22:27:14.858430910</meta:creation-date>
    <dc:date>2019-10-09T22:56:32.200412593</dc:date>
    <meta:editing-duration>PT4H41M49S</meta:editing-duration>
    <meta:editing-cycles>52</meta:editing-cycles>
    <meta:generator>LibreOffice/6.1.5.2$Linux_X86_64 LibreOffice_project/10$Build-2</meta:generator>
    <meta:document-statistic meta:object-count="94"/>
  </office:meta>
</office:document-meta>
</file>